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labe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EZChar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EZChart</text:h>
                    <text:list>
                        <text:list-item>
                            <text:h text:style-name="Heading_20_2" text:outline-level="2">Description</text:h>
                        </text:list-item>
                    </text:list>
                </text:list-item>
            </text:list>

            <text:p text:style-name="Standard">Displays a line chart using the same Widget as in the Instrument <text:span text:style-name="T1">History</text:span> panel.</text:p>

            
                <text:list xml:id="list_EEZChart2" text:continue-numbering="true" text:continue-list="list_EEZ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EZChart4" text:continue-numbering="true" text:style-name="Outline">
                                                <text:list-item>
                                                    <text:list>
                                                        <text:list-item>
                                                            <text:list>
                                                                <text:list-item>
                                                                    <text:h text:style-name="Heading_20_3" text:outline-level="3">
                                                                        Chart mode
                                                                        <text:s text:c="4"/>
                                                                        <text:span text:style-name="T2">Enum</text:span>
                                                                    </text:h>
                                                                </text:list-item>
                                                            </text:list>
                                                        </text:list-item>
                                                    </text:list>
                                                </text:list-item>
                                            </text:list>
                                            <text:p text:style-name="Standard">The following modes are available:</text:p>
                    <text:list xml:id="list_EEZChart5" text:style-name="List_20_1">
                        
                        <text:list-item>
                            <text:p text:style-name="List_20_1">
                                <text:span text:style-name="backtick">Single chart</text:span> – Displays a single chart.
                            </text:p>
                            
                        </text:list-item>
                        
                    

                        <text:list-item>
                            <text:p text:style-name="List_20_1">
                                <text:span text:style-name="backtick">Multiple charts</text:span> – Displays multiple charts.
                            </text:p>
                            
                        </text:list-item>
                        
                    

                        <text:list-item>
                            <text:p text:style-name="List_20_1">
                                <text:span text:style-name="backtick">EEZ DLOG</text:span> – Displays the chart given by the EEZ DLOG file format.
                            </text:p>
                            
                        </text:list-item>
                        
                    

                        <text:list-item>
                            <text:p text:style-name="List_20_1">
                                <text:span text:style-name="backtick">Instrument History Item</text:span> – Displays a chart from the instrument history.
                            </text:p>
                            
                        </text:list-item>
                        
                    
                    </text:list>
                ,
                                            <text:list xml:id="list_EEZChart6" text:continue-numbering="true" text:continue-list="list_EEZChart4" text:style-name="Outline">
                                                <text:list-item>
                                                    <text:list>
                                                        <text:list-item>
                                                            <text:list>
                                                                <text:list-item>
                                                                    <text:h text:style-name="Heading_20_3" text:outline-level="3">
                                                                        Chart data
                                                                        <text:s text:c="4"/>
                                                                        <text:span text:style-name="T2">EXPRESSION (any)</text:span>
                                                                    </text:h>
                                                                </text:list-item>
                                                            </text:list>
                                                        </text:list-item>
                                                    </text:list>
                                                </text:list-item>
                                            </text:list>
                                            <text:p text:style-name="Standard">If <text:span text:style-name="backtick">Chart mode</text:span> is set to <text:span text:style-name="backtick">Single chart</text:span>, then a string, array or blob containing the samples that will be displayed in the chart should be set here. If <text:span text:style-name="backtick">Chart mode</text:span> is set to <text:span text:style-name="backtick">EEZ DLOG</text:span> then the content of the EEZ DLOG file should be set here (e.g. it can be read with <text:span text:style-name="backtick">FileRead</text:span> Action, see <text:span text:style-name="T1">EEZ Chart</text:span> example).</text:p><text:p text:style-name="Standard">This property is not used when the <text:span text:style-name="backtick">Chart mode</text:span> is <text:span text:style-name="backtick">Multiple charts</text:span> or <text:span text:style-name="backtick">Instrument History item</text:span>.</text:p>,
                                            <text:list xml:id="list_EEZChart7" text:continue-numbering="true" text:continue-list="list_EEZChart6" text:style-name="Outline">
                                                <text:list-item>
                                                    <text:list>
                                                        <text:list-item>
                                                            <text:list>
                                                                <text:list-item>
                                                                    <text:h text:style-name="Heading_20_3" text:outline-level="3">
                                                                        Format
                                                                        <text:s text:c="4"/>
                                                                        <text:span text:style-name="T2">EXPRESSION (string)</text:span>
                                                                    </text:h>
                                                                </text:list-item>
                                                            </text:list>
                                                        </text:list-item>
                                                    </text:list>
                                                </text:list-item>
                                            </text:list>
                                            <text:p text:style-name="Standard">Format of <text:span text:style-name="backtick">Data</text:span> property. Possible values:</text:p>
                    <text:list xml:id="list_EEZChart8" text:style-name="List_20_1">
                        
                        <text:list-item>
                            <text:p text:style-name="List_20_1">
                                <text:span text:style-name="backtick">"float"</text:span> – "Chart data" must be a blob containing 32-bit, little-endian float numbers, or <text:span text:style-name="backtick">array:float</text:span>
                            </text:p>
                            
                        </text:list-item>
                        
                    

                        <text:list-item>
                            <text:p text:style-name="List_20_1">
                                <text:span text:style-name="backtick">"double"</text:span> – "Chart data" must be a blob containing 64-bit, little-endian float numbers, or <text:span text:style-name="backtick">array:float</text:span>
                            </text:p>
                            
                        </text:list-item>
                        
                    

                        <text:list-item>
                            <text:p text:style-name="List_20_1">
                                <text:span text:style-name="backtick">"rigol-byte"</text:span> – "Chart data" must be a blob containing 8-bit unsigned integer numbers
                            </text:p>
                            
                        </text:list-item>
                        
                    

                        <text:list-item>
                            <text:p text:style-name="List_20_1">
                                <text:span text:style-name="backtick">"rigol-word"</text:span> – "Chart data" must be a blob containing 16-bit unsigned integer numbers
                            </text:p>
                            
                        </text:list-item>
                        
                    

                        <text:list-item>
                            <text:p text:style-name="List_20_1">
                                <text:span text:style-name="backtick">"csv"</text:span> – "Chart data" must be a CSV string, the first column is taken
                            </text:p>
                            
                        </text:list-item>
                        
                    
                    </text:list>
                <text:p text:style-name="Standard">This property is only used when the <text:span text:style-name="backtick">Chart mode</text:span> is <text:span text:style-name="backtick">Single chart</text:span>.</text:p>,
                                            <text:list xml:id="list_EEZChart9" text:continue-numbering="true" text:continue-list="list_EEZChart7" text:style-name="Outline">
                                                <text:list-item>
                                                    <text:list>
                                                        <text:list-item>
                                                            <text:list>
                                                                <text:list-item>
                                                                    <text:h text:style-name="Heading_20_3" text:outline-level="3">
                                                                        Sampling rate
                                                                        <text:s text:c="4"/>
                                                                        <text:span text:style-name="T2">EXPRESSION (integer)</text:span>
                                                                    </text:h>
                                                                </text:list-item>
                                                            </text:list>
                                                        </text:list-item>
                                                    </text:list>
                                                </text:list-item>
                                            </text:list>
                                            <text:p text:style-name="Standard">Sampling rate or number of samples per second (SPS).</text:p><text:p text:style-name="Standard">This property is only used when the <text:span text:style-name="backtick">Chart mode</text:span> is <text:span text:style-name="backtick">Single chart</text:span>.</text:p>,
                                            <text:list xml:id="list_EEZChart10" text:continue-numbering="true" text:continue-list="list_EEZChart9" text:style-name="Outline">
                                                <text:list-item>
                                                    <text:list>
                                                        <text:list-item>
                                                            <text:list>
                                                                <text:list-item>
                                                                    <text:h text:style-name="Heading_20_3" text:outline-level="3">
                                                                        Unit name
                                                                        <text:s text:c="4"/>
                                                                        <text:span text:style-name="T2">EXPRESSION (integer)</text:span>
                                                                    </text:h>
                                                                </text:list-item>
                                                            </text:list>
                                                        </text:list-item>
                                                    </text:list>
                                                </text:list-item>
                                            </text:list>
                                            <text:p text:style-name="Standard">The unit displayed on the Y-axis. The X-axis is always time.</text:p><text:p text:style-name="Standard">This property is only used when the <text:span text:style-name="backtick">Chart mode</text:span> is <text:span text:style-name="backtick">Single chart</text:span>.</text:p>,
                                            <text:list xml:id="list_EEZChart11" text:continue-numbering="true" text:continue-list="list_EEZChart10" text:style-name="Outline">
                                                <text:list-item>
                                                    <text:list>
                                                        <text:list-item>
                                                            <text:list>
                                                                <text:list-item>
                                                                    <text:h text:style-name="Heading_20_3" text:outline-level="3">
                                                                        Color
                                                                        <text:s text:c="4"/>
                                                                        <text:span text:style-name="T2">EXPRESSION (string)</text:span>
                                                                    </text:h>
                                                                </text:list-item>
                                                            </text:list>
                                                        </text:list-item>
                                                    </text:list>
                                                </text:list-item>
                                            </text:list>
                                            <text:p text:style-name="Standard">The color of the line in the chart.</text:p><text:p text:style-name="Standard">This property is only used when the <text:span text:style-name="backtick">Chart mode</text:span> is <text:span text:style-name="backtick">Single chart</text:span>.</text:p>,
                                            <text:list xml:id="list_EEZChart12" text:continue-numbering="true" text:continue-list="list_EEZChart11"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Chart label:</text:p><text:p text:style-name="Standard"><draw:frame draw:style-name="fr2" draw:name="image_add_to_instrument_history_label.png" text:anchor-type="paragraph" svg:width="165mm" svg:height="81mm" draw:z-index="1">
                <draw:image xlink:href="Pictures/add_to_instrument_history_label.png" xlink:type="simple" xlink:show="embed" xlink:actuate="onLoad"/>
            </draw:frame></text:p><text:p text:style-name="Standard">This property is only used when the <text:span text:style-name="backtick">Chart mode</text:span> is <text:span text:style-name="backtick">Single chart</text:span>.</text:p>,
                                            <text:list xml:id="list_EEZChart13" text:continue-numbering="true" text:continue-list="list_EEZChart12" text:style-name="Outline">
                                                <text:list-item>
                                                    <text:list>
                                                        <text:list-item>
                                                            <text:list>
                                                                <text:list-item>
                                                                    <text:h text:style-name="Heading_20_3" text:outline-level="3">
                                                                        Offset
                                                                        <text:s text:c="4"/>
                                                                        <text:span text:style-name="T2">EXPRESSION (string)</text:span>
                                                                    </text:h>
                                                                </text:list-item>
                                                            </text:list>
                                                        </text:list-item>
                                                    </text:list>
                                                </text:list-item>
                                            </text:list>
                                            <text:p text:style-name="Standard">Offset value used in formula <text:span text:style-name="backtick">offset + sample_value * scale</text:span> which transforms sample value to sample position on y axis in the chart.</text:p><text:p text:style-name="Standard">This property is only used when the <text:span text:style-name="backtick">Chart mode</text:span> is <text:span text:style-name="backtick">Single chart</text:span>.</text:p>,
                                            <text:list xml:id="list_EEZChart14" text:continue-numbering="true" text:continue-list="list_EEZChart13" text:style-name="Outline">
                                                <text:list-item>
                                                    <text:list>
                                                        <text:list-item>
                                                            <text:list>
                                                                <text:list-item>
                                                                    <text:h text:style-name="Heading_20_3" text:outline-level="3">
                                                                        Scale
                                                                        <text:s text:c="4"/>
                                                                        <text:span text:style-name="T2">EXPRESSION (string)</text:span>
                                                                    </text:h>
                                                                </text:list-item>
                                                            </text:list>
                                                        </text:list-item>
                                                    </text:list>
                                                </text:list-item>
                                            </text:list>
                                            <text:p text:style-name="Standard">When displaying samples, the formula <text:span text:style-name="backtick">offset + sample_value * scale</text:span> is used.</text:p><text:p text:style-name="Standard">This property is only used when the <text:span text:style-name="backtick">Chart mode</text:span> is <text:span text:style-name="backtick">Single chart</text:span>.</text:p>,
                                            <text:list xml:id="list_EEZChart15" text:continue-numbering="true" text:continue-list="list_EEZChart14" text:style-name="Outline">
                                                <text:list-item>
                                                    <text:list>
                                                        <text:list-item>
                                                            <text:list>
                                                                <text:list-item>
                                                                    <text:h text:style-name="Heading_20_3" text:outline-level="3">
                                                                        Charts
                                                                        <text:s text:c="4"/>
                                                                        <text:span text:style-name="T2">Array</text:span>
                                                                    </text:h>
                                                                </text:list-item>
                                                            </text:list>
                                                        </text:list-item>
                                                    </text:list>
                                                </text:list-item>
                                            </text:list>
                                            <text:p text:style-name="Standard">List of chart definitions when <text:span text:style-name="backtick">Chart mode</text:span> is set to <text:span text:style-name="backtick">Multiple charts</text:span>. Each definition contains these properties:</text:p>
                    <text:list xml:id="list_EEZChart16" text:style-name="List_20_1">
                        
                        <text:list-item>
                            <text:p text:style-name="List_20_1">
                                <text:span text:style-name="backtick">Chart data</text:span>
                            </text:p>
                            
                        </text:list-item>
                        
                    

                        <text:list-item>
                            <text:p text:style-name="List_20_1">
                                <text:span text:style-name="backtick">Format</text:span>
                            </text:p>
                            
                        </text:list-item>
                        
                    

                        <text:list-item>
                            <text:p text:style-name="List_20_1">
                                <text:span text:style-name="backtick">Sampling rate</text:span>
                            </text:p>
                            
                        </text:list-item>
                        
                    

                        <text:list-item>
                            <text:p text:style-name="List_20_1">
                                <text:span text:style-name="backtick">Unit</text:span>
                            </text:p>
                            
                        </text:list-item>
                        
                    

                        <text:list-item>
                            <text:p text:style-name="List_20_1">
                                <text:span text:style-name="backtick">Color</text:span>
                            </text:p>
                            
                        </text:list-item>
                        
                    

                        <text:list-item>
                            <text:p text:style-name="List_20_1">
                                <text:span text:style-name="backtick">Label</text:span>
                            </text:p>
                            
                        </text:list-item>
                        
                    

                        <text:list-item>
                            <text:p text:style-name="List_20_1">
                                <text:span text:style-name="backtick">Offset</text:span>
                            </text:p>
                            
                        </text:list-item>
                        
                    

                        <text:list-item>
                            <text:p text:style-name="List_20_1">
                                <text:span text:style-name="backtick">Scale</text:span>
                            </text:p>
                            
                        </text:list-item>
                        
                    
                    </text:list>
                <text:p text:style-name="Standard">These properties have the same meaning as the corresponding property when <text:span text:style-name="backtick">Single chart</text:span> mode is selected.</text:p>,
                                            <text:list xml:id="list_EEZChart17" text:continue-numbering="true" text:continue-list="list_EEZChart15" text:style-name="Outline">
                                                <text:list-item>
                                                    <text:list>
                                                        <text:list-item>
                                                            <text:list>
                                                                <text:list-item>
                                                                    <text:h text:style-name="Heading_20_3" text:outline-level="3">
                                                                        History item ID
                                                                        <text:s text:c="4"/>
                                                                        <text:span text:style-name="T2">EXPRESSION (string)</text:span>
                                                                    </text:h>
                                                                </text:list-item>
                                                            </text:list>
                                                        </text:list-item>
                                                    </text:list>
                                                </text:list-item>
                                            </text:list>
                                            <text:p text:style-name="Standard">This ID is obtained using <text:span text:style-name="backtick">AddToInstrumentHistory</text:span> action through <text:span text:style-name="backtick">id</text:span> output of that action.</text:p><text:p text:style-name="Standard">This property is only used when the <text:span text:style-name="backtick">Chart mode</text:span> is <text:span text:style-name="backtick">Instrument History Item</text:span>.</text:p>,
                                            <text:list xml:id="list_EEZChart18" text:continue-numbering="true" text:continue-list="list_EEZChart1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EZChart19" text:continue-numbering="true" text:continue-list="list_EEZChart1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EEZChart20" text:continue-numbering="true" text:continue-list="list_EEZChart1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EEZChart21" text:continue-numbering="true" text:continue-list="list_EEZChart2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EEZChart22" text:continue-numbering="true" text:continue-list="list_EEZChart2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EEZChart23" text:continue-numbering="true" text:continue-list="list_EEZChart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EEZChart24" text:continue-numbering="true" text:continue-list="list_EEZChart2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EEZChart25" text:continue-numbering="true" text:continue-list="list_EEZChart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EEZChart26" text:continue-numbering="true" text:continue-list="list_EEZChart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EEZChart27" text:continue-numbering="true" text:continue-list="list_EEZChart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EEZChart28" text:continue-numbering="true" text:continue-list="list_EEZChart2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EZChart29" text:continue-numbering="true" text:continue-list="list_EEZChart2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EEZChart3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EZChart31" text:continue-numbering="true" text:continue-list="list_EEZChart2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EEZChart32" text:continue-numbering="true" text:continue-list="list_EEZChart3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EZChart33" text:continue-numbering="true" text:continue-list="list_EEZChart3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EZChart34" text:continue-numbering="true" text:continue-list="list_EEZChart3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EEZChart3" text:continue-numbering="true" text:continue-list="list_EEZChart2" text:style-name="Outline">
                        <text:list-item>
                            <text:list>
                                <text:list-item>
                                    <text:h text:style-name="Heading_20_2" text:outline-level="2">Examples</text:h>
                                </text:list-item>
                            </text:list>
                        </text:list-item>
                    </text:list>
                    <text:p text:style-name="Standard"/>
                    
                    <text:list xml:id="list_EEZChart35" text:style-name="List_20_1">
                        
                        <text:list-item>
                            <text:p text:style-name="List_20_1_20_Start">
                                <text:span text:style-name="T1">Line Chart</text:span>
                            </text:p>
                            
                        </text:list-item>
                        
                    

                        <text:list-item>
                            <text:p text:style-name="List_20_1_20_Start">
                                <text:span text:style-name="T1">EEZ Chart</text:span>
                            </text:p>
                            
                        </text:list-item>
                        
                    

                        <text:list-item>
                            <text:p text:style-name="List_20_1_20_Start">
                                <text:span text:style-name="T1">Rigol Waveform Data</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